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EB000000496FE92C250D8C2475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0ec1e5" officeooo:paragraph-rsid="000ec1e5"/>
    </style:style>
    <style:style style:name="P2" style:family="paragraph" style:parent-style-name="Standard">
      <style:text-properties officeooo:rsid="00175079" officeooo:paragraph-rsid="0013ce7e"/>
    </style:style>
    <style:style style:name="P3" style:family="paragraph" style:parent-style-name="Standard">
      <style:text-properties officeooo:rsid="001aaa22" officeooo:paragraph-rsid="00240751"/>
    </style:style>
    <style:style style:name="P4" style:family="paragraph" style:parent-style-name="Title">
      <style:text-properties officeooo:rsid="001aaa22" officeooo:paragraph-rsid="004f2549"/>
    </style:style>
    <style:style style:name="P5" style:family="paragraph" style:parent-style-name="Heading_20_1">
      <style:text-properties officeooo:paragraph-rsid="004f2549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officeooo:rsid="004f2549" officeooo:paragraph-rsid="004f2549"/>
    </style:style>
    <style:style style:name="P8" style:family="paragraph" style:parent-style-name="Standard">
      <style:text-properties officeooo:rsid="0014a1d5" officeooo:paragraph-rsid="0013ce7e"/>
    </style:style>
    <style:style style:name="P9" style:family="paragraph" style:parent-style-name="Standard">
      <style:text-properties officeooo:paragraph-rsid="004f2549"/>
    </style:style>
    <style:style style:name="P10" style:family="paragraph" style:parent-style-name="Standard">
      <style:text-properties officeooo:rsid="00175079" officeooo:paragraph-rsid="0013ce7e"/>
    </style:style>
    <style:style style:name="P11" style:family="paragraph" style:parent-style-name="Standard">
      <style:text-properties officeooo:rsid="00175079" officeooo:paragraph-rsid="004f2549"/>
    </style:style>
    <style:style style:name="T1" style:family="text">
      <style:text-properties style:font-name="Liberation Serif1"/>
    </style:style>
    <style:style style:name="T2" style:family="text">
      <style:text-properties officeooo:rsid="004cc2b0"/>
    </style:style>
    <style:style style:name="T3" style:family="text">
      <style:text-properties officeooo:rsid="004f2549"/>
    </style:style>
    <style:style style:name="T4" style:family="text">
      <style:text-properties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style:font-name="Liberation Sans" fo:font-size="28pt" fo:font-weight="bold" officeooo:rsid="004f2549" style:font-name-asian="Arial Unicode MS" style:font-size-asian="28pt" style:font-weight-asian="bold" style:font-name-complex="Arial Unicode MS" style:font-size-complex="28pt" style:font-weight-complex="bold"/>
    </style:style>
    <style:style style:name="T6" style:family="text">
      <style:text-properties style:font-name="Liberation Sans" fo:font-size="18.2000007629395pt" fo:font-weight="bold" officeooo:rsid="0050117f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T7" style:family="text">
      <style:text-properties officeooo:rsid="00501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L</text:span><text:span text:style-name="T5">earning PowerBI</text:span></text:p>
      <text:p text:style-name="P7">This document contains selected resources to help you learn <text:span text:style-name="T7">how to</text:span> use Microsoft’s PowerBI.</text:p>
      <text:p text:style-name="P3"/>
      <text:p text:style-name="P2"/>
      <text:h text:style-name="Heading_20_1" text:outline-level="1">Microsoft’s Educational Resources</text:h>
      <text:p text:style-name="P7">These are some of Microsoft’s own educational resources on PowerBI:</text:p>
      <text:h text:style-name="Heading_20_2" text:outline-level="2">Learn Power BI</text:h>
      <text:p text:style-name="P8">https://powerbi.microsoft.com/en-us/learning/</text:p>
      <text:h text:style-name="Heading_20_2" text:outline-level="2">Microsoft Power BI Self-paced Learning</text:h>
      <text:p text:style-name="P8">https://docs.microsoft.com/en-us/power-bi/guided-learning/?WT.mc_id=sitertzn_learntab_guidedlearning-card-powerbi</text:p>
      <text:h text:style-name="Heading_20_2" text:outline-level="2">Get samples for Power BI</text:h>
      <text:p text:style-name="P8">https://docs.microsoft.com/en-us/power-bi/create-reports/sample-datasets?WT.mc_id=sitertzn_learntab_samples-card-powerbi</text:p>
      <text:p text:style-name="P8"/>
      <text:p text:style-name="P8"/>
      <text:h text:style-name="P6" text:outline-level="1"><text:span text:style-name="T6">Other</text:span> Courses of Interest</text:h>
      <text:p text:style-name="P7">These are independently-produced training materials, not endorsed by Microsoft.</text:p>
      <text:p text:style-name="P8"/>
      <text:p text:style-name="P8">https://www.edx.org/learn/power-bi</text:p>
      <text:p text:style-name="P8"/>
      <text:p text:style-name="P8">https://www.datacamp.com/courses/introduction-to-power-bi</text:p>
      <text:p text:style-name="P8"/>
      <text:p text:style-name="P8">https://datatraining.io/trainings/powerbi-jumpstart.php</text:p>
      <text:p text:style-name="P8"/>
      <text:p text:style-name="P8"/>
      <text:p text:style-name="P8"/>
      <text:h text:style-name="Heading_20_1" text:outline-level="1">YouTube Videos</text:h>
      <text:p text:style-name="P9"><text:span text:style-name="T3">These are a few YouTube videos that I have found useful.</text:span></text:p>
      <text:p text:style-name="P7"/>
      <text:p text:style-name="P8">https://www.youtube.com/watch?v=3u7MQz1EyPY</text:p>
      <text:p text:style-name="P8"/>
      <text:p text:style-name="P8">https://www.youtube.com/watch?v=AGrl-H87pRU</text:p>
      <text:p text:style-name="P8"/>
      <text:p text:style-name="P8"/>
      <text:p text:style-name="P8"/>
      <text:p text:style-name="P8"/>
      <text:p text:style-name="P8"/>
      <text:h text:style-name="P5" text:outline-level="1">Contact Us</text:h>
      <text:p text:style-name="P11">Jose C. Lacal, CTO</text:p>
      <text:p text:style-name="P11">NIHPO, Inc.</text:p>
      <text:p text:style-name="P11">+1 (561) 777-2577</text:p>
      <text:p text:style-name="P11">Jose.Lacal@NIHPO.com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ec1e5" officeooo:paragraph-rsid="000ec1e5"/>
    </style:style>
    <style:style style:name="MT1" style:family="text">
      <style:text-properties style:font-name="Liberation Serif1"/>
    </style:style>
    <style:style style:name="MT2" style:family="text">
      <style:text-properties officeooo:rsid="004cc2b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0366in" svg:y="-0.0437in" svg:width="1.2799in" svg:height="0.4in" draw:z-index="1"><draw:image xlink:href="Pictures/10000201000000EB000000496FE92C250D8C2475.png" xlink:type="simple" xlink:show="embed" xlink:actuate="onLoad" loext:mime-type="image/png"/></draw:frame></text:p>
      </style:header>
      <style:footer>
        <text:p text:style-name="MP1"><text:span text:style-name="MT1">©</text:span> 2007-20<text:span text:style-name="MT2">20</text:span> NIHPO, Inc.<text:tab/>Confidential and Proprietary<text:tab/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8-01-25T09:22:54.649108000</meta:creation-date>
    <dc:date>2020-08-22T09:19:09.287516414</dc:date>
    <meta:editing-duration>PT51M53S</meta:editing-duration>
    <meta:editing-cycles>28</meta:editing-cycles>
    <meta:generator>LibreOffice/6.3.3.2$MacOSX_X86_64 LibreOffice_project/a64200df03143b798afd1ec74a12ab50359878ed</meta:generator>
    <dc:description>Jose C. Lacal, CTO
NIHPO, Inc.
15625 NW 15 Avenue
Miami, FL 33169
Jose.Lacal@NIHPO.com
+1 (561) 777-2577

© 2007-2020 NIHPO, Inc. CONFIDENTIAL AND PROPRIETARY.</dc:description>
    <dc:title>Learning PowerBI.</dc:title>
    <dc:creator>Jose C. Lacal </dc:creator>
    <meta:document-statistic meta:table-count="0" meta:image-count="1" meta:object-count="0" meta:page-count="2" meta:paragraph-count="25" meta:word-count="97" meta:character-count="1102" meta:non-whitespace-character-count="1030"/>
  </office:meta>
</office:document-meta>
</file>